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16.51cm" fo:margin-left="0cm" table:align="left" style:writing-mode="lr-tb"/>
    </style:style>
    <style:style style:name="Tabla1.A" style:family="table-column">
      <style:table-column-properties style:column-width="10.874cm"/>
    </style:style>
    <style:style style:name="Tabla1.B" style:family="table-column">
      <style:table-column-properties style:column-width="5.636cm"/>
    </style:style>
    <style:style style:name="Tabla1.A1" style:family="table-cell">
      <style:table-cell-properties style:vertical-align="top" fo:padding="0.176cm" fo:border="1pt solid #000000"/>
    </style:style>
    <style:style style:name="Table1" style:family="table">
      <style:table-properties style:width="16.51cm" fo:margin-left="0cm" table:align="left" style:writing-mode="lr-tb"/>
    </style:style>
    <style:style style:name="Table1.A" style:family="table-column">
      <style:table-column-properties style:column-width="10.874cm"/>
    </style:style>
    <style:style style:name="Table1.B" style:family="table-column">
      <style:table-column-properties style:column-width="5.636cm"/>
    </style:style>
    <style:style style:name="Table1.A1" style:family="table-cell">
      <style:table-cell-properties style:vertical-align="top" fo:padding="0.176cm" fo:border="1pt solid #000000"/>
    </style:style>
    <style:style style:name="Table1.A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2" style:family="table">
      <style:table-properties style:width="16.51cm" fo:margin-left="0cm" table:align="left" style:writing-mode="lr-tb"/>
    </style:style>
    <style:style style:name="Table2.A" style:family="table-column">
      <style:table-column-properties style:column-width="10.874cm"/>
    </style:style>
    <style:style style:name="Table2.B" style:family="table-column">
      <style:table-column-properties style:column-width="5.636cm"/>
    </style:style>
    <style:style style:name="Table2.A1" style:family="table-cell">
      <style:table-cell-properties style:vertical-align="top" fo:padding="0.176cm" fo:border="1pt solid #000000"/>
    </style:style>
    <style:style style:name="Table2.A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3" style:family="table">
      <style:table-properties style:width="16.51cm" fo:margin-left="0cm" table:align="left" style:writing-mode="lr-tb"/>
    </style:style>
    <style:style style:name="Table3.A" style:family="table-column">
      <style:table-column-properties style:column-width="10.874cm"/>
    </style:style>
    <style:style style:name="Table3.B" style:family="table-column">
      <style:table-column-properties style:column-width="5.636cm"/>
    </style:style>
    <style:style style:name="Table3.A1" style:family="table-cell">
      <style:table-cell-properties style:vertical-align="top" fo:padding="0.176cm" fo:border="1pt solid #000000"/>
    </style:style>
    <style:style style:name="Table3.A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4" style:family="table">
      <style:table-properties style:width="16.51cm" fo:margin-left="0cm" table:align="left" style:writing-mode="lr-tb"/>
    </style:style>
    <style:style style:name="Table4.A" style:family="table-column">
      <style:table-column-properties style:column-width="10.874cm"/>
    </style:style>
    <style:style style:name="Table4.B" style:family="table-column">
      <style:table-column-properties style:column-width="5.636cm"/>
    </style:style>
    <style:style style:name="Table4.A1" style:family="table-cell">
      <style:table-cell-properties style:vertical-align="top" fo:padding="0.176cm" fo:border="1pt solid #000000"/>
    </style:style>
    <style:style style:name="Table4.A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fo:text-transform="uppercase" fo:color="#336633" style:font-name="Calibri" fo:font-size="24pt" fo:font-weight="bold" officeooo:paragraph-rsid="0025cabe" style:font-size-asian="24pt" style:font-weight-asian="bold" style:font-size-complex="24pt" style:font-weight-complex="bold"/>
    </style:style>
    <style:style style:name="P10" style:family="paragraph" style:parent-style-name="Standard">
      <style:text-properties fo:text-transform="uppercase" fo:color="#336633" style:font-name="Calibri" fo:font-size="24pt" fo:font-weight="bold" officeooo:rsid="0025cabe" officeooo:paragraph-rsid="0013cf67" style:font-size-asian="24pt" style:font-weight-asian="bold" style:font-size-complex="24pt" style:font-weight-complex="bold"/>
    </style:style>
    <style:style style:name="P11" style:family="paragraph" style:parent-style-name="Text_20_body">
      <style:text-properties fo:color="#336633" fo:font-size="14pt" style:font-size-asian="14pt" style:font-size-complex="14pt"/>
    </style:style>
    <style:style style:name="P12" style:family="paragraph" style:parent-style-name="Text_20_body">
      <style:paragraph-properties fo:text-align="center" style:justify-single-word="false"/>
      <style:text-properties style:font-name="Calibri1" fo:font-size="12pt" fo:font-weight="bold" officeooo:rsid="004b792f" officeooo:paragraph-rsid="004b792f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text-properties officeooo:rsid="004ccbe2" officeooo:paragraph-rsid="004ccbe2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4b792f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paragraph-rsid="004e5313"/>
    </style:style>
    <style:style style:name="P20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23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24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25" style:family="paragraph" style:parent-style-name="Notas_20_Informativas">
      <style:text-properties officeooo:rsid="004414df" officeooo:paragraph-rsid="004414df"/>
    </style:style>
    <style:style style:name="P26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28" style:family="paragraph" style:parent-style-name="Titulo" style:master-page-name="Standard">
      <style:paragraph-properties style:page-number="auto"/>
    </style:style>
    <style:style style:name="P29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31" style:family="paragraph" style:parent-style-name="Heading_20_1">
      <style:text-properties fo:text-transform="uppercase" fo:color="#669966" style:font-name="Calibri1" fo:font-size="14pt" fo:font-weight="normal" officeooo:rsid="004b792f" officeooo:paragraph-rsid="004b792f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P32" style:family="paragraph" style:parent-style-name="Heading_20_2">
      <style:text-properties fo:font-weight="normal" officeooo:rsid="004ccbe2" officeooo:paragraph-rsid="004ccbe2" style:font-weight-asian="bold" style:font-weight-complex="bold"/>
    </style:style>
    <style:style style:name="P33" style:family="paragraph" style:parent-style-name="Heading_20_2">
      <style:text-properties fo:text-transform="uppercase" fo:color="#669966" style:font-name="Calibri1" fo:font-size="14pt" fo:font-style="normal" fo:font-weight="normal" officeooo:rsid="004e5313" officeooo:paragraph-rsid="004e5313" style:font-name-asian="Arial Unicode MS" style:font-size-asian="16.1000003814697pt" style:font-style-asian="italic" style:font-weight-asian="bold" style:font-name-complex="Arial Unicode MS" style:font-size-complex="16.1000003814697pt" style:font-style-complex="italic" style:font-weight-complex="bold"/>
    </style:style>
    <style:style style:name="P34" style:family="paragraph" style:parent-style-name="Heading_20_2">
      <style:text-properties fo:text-transform="uppercase" fo:color="#669966" style:font-name="Calibri1" fo:font-size="14pt" fo:font-style="normal" fo:font-weight="normal" officeooo:rsid="0053815a" officeooo:paragraph-rsid="0053815a" style:font-name-asian="Arial Unicode MS" style:font-size-asian="16.1000003814697pt" style:font-style-asian="italic" style:font-weight-asian="bold" style:font-name-complex="Arial Unicode MS" style:font-size-complex="16.1000003814697pt" style:font-style-complex="italic" style:font-weight-complex="bold"/>
    </style:style>
    <style:style style:name="P35" style:family="paragraph" style:parent-style-name="Heading_20_2">
      <style:paragraph-properties fo:break-before="auto" fo:break-after="auto"/>
      <style:text-properties fo:font-weight="normal" officeooo:rsid="00529205" officeooo:paragraph-rsid="00529205" style:font-weight-asian="bold" style:font-weight-complex="bold"/>
    </style:style>
    <style:style style:name="P36" style:family="paragraph" style:parent-style-name="Heading_20_2">
      <style:paragraph-properties fo:break-before="page"/>
      <style:text-properties fo:text-transform="uppercase" fo:color="#669966" style:font-name="Calibri1" fo:font-size="14pt" fo:font-style="normal" fo:font-weight="normal" officeooo:rsid="0053815a" officeooo:paragraph-rsid="0053815a" style:font-name-asian="Arial Unicode MS" style:font-size-asian="16.1000003814697pt" style:font-style-asian="italic" style:font-weight-asian="bold" style:font-name-complex="Arial Unicode MS" style:font-size-complex="16.1000003814697pt" style:font-style-complex="italic" style:font-weight-complex="bold"/>
    </style:style>
    <style:style style:name="P37" style:family="paragraph" style:parent-style-name="Standard" style:master-page-name="First_20_Page">
      <style:paragraph-properties style:page-number="auto"/>
    </style:style>
    <style:style style:name="P38" style:family="paragraph" style:parent-style-name="Standard">
      <style:text-properties officeooo:paragraph-rsid="005248fa"/>
    </style:style>
    <style:style style:name="P39" style:family="paragraph" style:parent-style-name="Standard">
      <style:text-properties fo:text-transform="uppercase" fo:color="#669966" style:font-name="Calibri1" fo:font-size="14pt" fo:font-style="normal" fo:font-weight="normal" officeooo:rsid="004e5313" officeooo:paragraph-rsid="00529205" style:font-name-asian="Arial Unicode MS" style:font-size-asian="16.1000003814697pt" style:font-style-asian="italic" style:font-weight-asian="bold" style:font-name-complex="Arial Unicode MS" style:font-size-complex="16.1000003814697pt" style:font-style-complex="italic" style:font-weight-complex="bold"/>
    </style:style>
    <style:style style:name="P40" style:family="paragraph" style:parent-style-name="Standard">
      <style:text-properties officeooo:paragraph-rsid="0053815a"/>
    </style:style>
    <style:style style:name="P41" style:family="paragraph" style:parent-style-name="Text_20_body">
      <style:paragraph-properties fo:text-align="center" style:justify-single-word="false"/>
      <style:text-properties style:font-name="Calibri1" fo:font-size="12pt" fo:font-weight="bold" officeooo:rsid="004b792f" officeooo:paragraph-rsid="005248fa" style:font-weight-asian="bold" style:font-weight-complex="bold"/>
    </style:style>
    <style:style style:name="P42" style:family="paragraph" style:parent-style-name="Text_20_body">
      <style:paragraph-properties fo:text-align="center" style:justify-single-word="false"/>
      <style:text-properties style:font-name="Calibri1" fo:font-size="12pt" fo:font-weight="bold" officeooo:rsid="004b792f" officeooo:paragraph-rsid="00529205" style:font-weight-asian="bold" style:font-weight-complex="bold"/>
    </style:style>
    <style:style style:name="P43" style:family="paragraph" style:parent-style-name="Text_20_body">
      <style:paragraph-properties fo:text-align="center" style:justify-single-word="false"/>
      <style:text-properties style:font-name="Calibri1" fo:font-size="12pt" fo:font-weight="bold" officeooo:rsid="004b792f" officeooo:paragraph-rsid="0053815a" style:font-weight-asian="bold" style:font-weight-complex="bold"/>
    </style:style>
    <style:style style:name="P44" style:family="paragraph" style:parent-style-name="Text_20_body">
      <style:paragraph-properties fo:text-align="center" style:justify-single-word="false"/>
      <style:text-properties officeooo:paragraph-rsid="005248fa"/>
    </style:style>
    <style:style style:name="P45" style:family="paragraph" style:parent-style-name="Text_20_body">
      <style:paragraph-properties fo:text-align="center" style:justify-single-word="false"/>
      <style:text-properties officeooo:paragraph-rsid="00529205"/>
    </style:style>
    <style:style style:name="P46" style:family="paragraph" style:parent-style-name="Text_20_body">
      <style:paragraph-properties fo:text-align="center" style:justify-single-word="false"/>
      <style:text-properties officeooo:paragraph-rsid="0053815a"/>
    </style:style>
    <style:style style:name="P47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4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5248fa"/>
    </style:style>
    <style:style style:name="P4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529205"/>
    </style:style>
    <style:style style:name="P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53815a"/>
    </style:style>
    <style:style style:name="P5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5248fa"/>
    </style:style>
    <style:style style:name="P5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529205"/>
    </style:style>
    <style:style style:name="P5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53815a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paragraph-rsid="005248fa"/>
    </style:style>
    <style:style style:name="P5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248fa" officeooo:paragraph-rsid="005248fa"/>
    </style:style>
    <style:style style:name="P5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248fa" officeooo:paragraph-rsid="0053815a"/>
    </style:style>
    <style:style style:name="P5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1" fo:font-size="12pt" officeooo:rsid="005248fa" officeooo:paragraph-rsid="005248fa"/>
    </style:style>
    <style:style style:name="P5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1" fo:font-size="12pt" officeooo:rsid="00529205" officeooo:paragraph-rsid="00529205"/>
    </style:style>
    <style:style style:name="P5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1" fo:font-size="12pt" officeooo:rsid="0053815a" officeooo:paragraph-rsid="0053815a"/>
    </style:style>
    <style:style style:name="P6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29205" officeooo:paragraph-rsid="00529205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officeooo:paragraph-rsid="00529205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officeooo:paragraph-rsid="0053815a"/>
    </style:style>
    <style:style style:name="P6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3815a" officeooo:paragraph-rsid="0053815a"/>
    </style:style>
    <style:style style:name="T1" style:family="text">
      <style:text-properties fo:color="#999966"/>
    </style:style>
    <style:style style:name="T2" style:family="text">
      <style:text-properties fo:text-transform="uppercase" fo:color="#999966" style:font-name="Tahoma" fo:font-size="9pt" fo:font-weight="normal" officeooo:rsid="004414df"/>
    </style:style>
    <style:style style:name="T3" style:family="text">
      <style:text-properties fo:text-transform="uppercase" fo:color="#669966" style:font-name="Calibri1" fo:font-size="14pt" style:font-name-asian="Arial Unicode MS" style:font-size-asian="16.1000003814697pt" style:font-name-complex="Arial Unicode MS" style:font-size-complex="16.1000003814697pt"/>
    </style:style>
    <style:style style:name="T4" style:family="text">
      <style:text-properties fo:text-transform="uppercase" fo:color="#669966" style:font-name="Calibri1" fo:font-size="14pt" officeooo:rsid="005248fa" style:font-name-asian="Arial Unicode MS" style:font-size-asian="16.1000003814697pt" style:font-name-complex="Arial Unicode MS" style:font-size-complex="16.1000003814697pt"/>
    </style:style>
    <style:style style:name="T5" style:family="text">
      <style:text-properties fo:text-transform="uppercase" fo:color="#669966" style:font-name="Calibri1" fo:font-size="14pt" officeooo:rsid="00529205" style:font-name-asian="Arial Unicode MS" style:font-size-asian="16.1000003814697pt" style:font-name-complex="Arial Unicode MS" style:font-size-complex="16.1000003814697pt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style:font-name="Webdings" fo:font-size="14pt" style:font-name-asian="Webdings" style:font-size-asian="14pt" style:font-name-complex="Webdings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1" style:family="text">
      <style:text-properties style:font-name="Calibri" fo:font-size="12pt" style:font-size-asian="12pt" style:font-size-complex="12pt"/>
    </style:style>
    <style:style style:name="T12" style:family="text">
      <style:text-properties style:font-name="Calibri" fo:font-size="12pt" officeooo:rsid="0013cf67" style:font-size-asian="12pt" style:font-size-complex="12pt"/>
    </style:style>
    <style:style style:name="T13" style:family="text">
      <style:text-properties officeooo:rsid="003fb990"/>
    </style:style>
    <style:style style:name="T14" style:family="text">
      <style:text-properties style:font-name="Calibri1" fo:font-size="12pt" officeooo:rsid="005248fa"/>
    </style:style>
    <style:style style:name="T15" style:family="text">
      <style:text-properties style:font-name="Calibri1" fo:font-size="12pt" officeooo:rsid="0053815a"/>
    </style:style>
    <style:style style:name="T16" style:family="text">
      <style:text-properties officeooo:rsid="004b792f"/>
    </style:style>
    <style:style style:name="T17" style:family="text">
      <style:text-properties officeooo:rsid="004ccbe2"/>
    </style:style>
    <style:style style:name="T18" style:family="text">
      <style:text-properties officeooo:rsid="004e5313"/>
    </style:style>
    <style:style style:name="T19" style:family="text">
      <style:text-properties officeooo:rsid="005248fa"/>
    </style:style>
    <style:style style:name="T20" style:family="text">
      <style:text-properties officeooo:rsid="00529205"/>
    </style:style>
    <style:style style:name="T21" style:family="text">
      <style:text-properties officeooo:rsid="0053815a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º Sistemas Microinformáticos y Redes" text:name="Modulo"/>
        <text:user-field-decl office:value-type="string" office:string-value="Proyecto Integrador - Ejemplos de rubricas" text:name="Tema"/>
        <text:user-field-decl office:value-type="string" office:string-value="5" text:name="NumeroTema"/>
      </text:user-field-decls>
      <draw:frame draw:style-name="fr1" draw:name="Marco1" text:anchor-type="page" text:anchor-page-number="1" svg:x="1.958cm" svg:y="13.601cm" svg:width="17.009cm" draw:z-index="0">
        <draw:text-box fo:min-height="2.224cm">
          <text:p text:style-name="P5"/>
          <text:p text:style-name="P5"><text:user-field-get text:name="Modulo">1º Sistemas Microinformáticos y Redes</text:user-field-get></text:p>
        </draw:text-box>
      </draw:frame>
      <text:p text:style-name="P37"/>
      <text:p text:style-name="Standard"/>
      <text:p text:style-name="Standard"/>
      <text:p text:style-name="Standard"/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10"/>
      <text:p text:style-name="P7"/>
      <text:p text:style-name="P7"/>
      <text:p text:style-name="P7"/>
      <text:p text:style-name="P7"/>
      <text:p text:style-name="P9"><text:user-field-get text:name="Tema">Proyecto Integrador - Ejemplos de rubricas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Sergio García Barea</text:p>
      <text:p text:style-name="P21"><text:span text:style-name="T9"><text:s/></text:span><text:a xlink:type="simple" xlink:href="mailto:mail@ceedcv.e" text:style-name="Internet_20_link" text:visited-style-name="Visited_20_Internet_20_Link"><text:span text:style-name="T12">sergio.garcia</text:span></text:a><text:a xlink:type="simple" xlink:href="mailto:mail@ceedcv.e" text:style-name="Internet_20_link" text:visited-style-name="Visited_20_Internet_20_Link"><text:span text:style-name="T11">@ceedcv.e</text:span></text:a><text:span text:style-name="T10">s</text:span></text:p>
      <text:p text:style-name="P24">201<text:span text:style-name="T13">9</text:span>/20<text:span text:style-name="T13">20</text:span></text:p>
      <text:p text:style-name="P23"><text:tab/><text:tab/><text:tab/><text:tab/><text:tab/><text:tab/><text:tab/><text:tab/><text:tab/><text:tab/>Versión:<text:date style:data-style-name="N104" text:date-value="2020-05-11T10:23:39.109319290">200511</text:date>.<text:time style:data-style-name="N105" text:time-value="2020-05-11T10:23:39.109612866">1015</text:time></text:p>
      <text:p text:style-name="P3"><text:soft-page-break/></text:p>
      <text:p text:style-name="P3"/>
      <text:p text:style-name="P11">Licencia</text:p>
      <text:p text:style-name="Standard"/>
      <text:p text:style-name="P20"><draw:frame draw:style-name="fr2" draw:name="gráficos3" text:anchor-type="paragraph" svg:x="0.741cm" svg:y="0cm" svg:width="2cm" svg:height="0.7cm" draw:z-index="1"><draw:image xlink:href="Pictures/1000000000000076000000292ACBDB4C24C8DCD5.png" xlink:type="simple" xlink:show="embed" xlink:actuate="onLoad" loext:mime-type="image/png"/></draw:frame><text:span text:style-name="T8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1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25"><text:span text:style-name="T7"> </text:span>Importante</text:p>
      <text:p text:style-name="P15"/>
      <text:p text:style-name="Notas_20_Informativas"><text:span text:style-name="T7"> </text:span>Atención</text:p>
      <text:p text:style-name="P15"/>
      <text:p text:style-name="Notas_20_Informativas"><text:span text:style-name="T7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6">1. Ejemplos de rubricas<text:tab/>3</text:p>
          <text:p text:style-name="P27"><text:s/>1.1 <text:s/>Resultado del proyecto realizado por el grupo<text:tab/>3</text:p>
          <text:p text:style-name="P27"><text:s/>1.2 <text:s/>Aportaciones individuales del alumno al proyecto<text:tab/>4</text:p>
          <text:p text:style-name="P27"><text:s/>1.3 <text:s/>Valoración del funcionamiento del grupo<text:tab/>4</text:p>
          <text:p text:style-name="P27"><text:s/>1.4 <text:s/>Participación del alumno en el grupo<text:tab/>5</text:p>
          <text:p text:style-name="P27"><text:s/>1.5 <text:s/>Evaluación de la presentación oral<text:tab/>6</text:p>
        </text:index-body>
      </text:table-of-content>
      <text:p text:style-name="Standard"/>
      <text:p text:style-name="P28"><text:user-field-get text:name="Tema">Proyecto Integrador - Ejemplos de rubricas</text:user-field-get></text:p>
      <text:h text:style-name="P31" text:outline-level="1"><text:bookmark-start text:name="__RefHeading___Toc808_4190275938"/>Ejemplo<text:span text:style-name="T19">s</text:span> de <text:span text:style-name="T19">rubricas</text:span><text:bookmark-end text:name="__RefHeading___Toc808_4190275938"/></text:h>
      <text:h text:style-name="P32" text:outline-level="2"><text:bookmark-start text:name="__RefHeading___Toc1641_2798706613"/><text:span text:style-name="T5">Resultado del proyecto</text:span><text:span text:style-name="T3"> realizado </text:span><text:span text:style-name="T4">por el grupo</text:span><text:bookmark-end text:name="__RefHeading___Toc1641_2798706613"/></text:h>
      <text:p text:style-name="P14">En esta rubrica intentaremos valorar el trabajo realizado por el grupo. Este se valorará indicando por cada apartado el grado de consecución (Sí/No/En parte) y nota de la actividad (si procede).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CTIVIDAD</text:p>
          </table:table-cell>
          <table:table-cell table:style-name="Tabla1.A1" office:value-type="string">
            <text:p text:style-name="P12">PUNTUACIÓN</text:p>
            <text:p text:style-name="P17"/>
          </table:table-cell>
        </table:table-row>
        <table:table-row>
          <table:table-cell table:style-name="Tabla1.A1" office:value-type="string">
            <text:p text:style-name="P16">Montan correctamente los equipos respetando las medidas de seguridad pertinentes.</text:p>
          </table:table-cell>
          <table:table-cell table:style-name="Tabla1.A1" office:value-type="string">
            <text:p text:style-name="P18">Sí</text:p>
          </table:table-cell>
        </table:table-row>
        <table:table-row>
          <table:table-cell table:style-name="Tabla1.A1" office:value-type="string">
            <text:p text:style-name="P16"><text:span text:style-name="T19">I</text:span>nstalan correctamente los sistemas operativos requeridos así como los drivers necesarios.</text:p>
          </table:table-cell>
          <table:table-cell table:style-name="Tabla1.A1" office:value-type="string">
            <text:p text:style-name="P13">Sí </text:p>
          </table:table-cell>
        </table:table-row>
        <table:table-row>
          <table:table-cell table:style-name="Tabla1.A1" office:value-type="string">
            <text:p text:style-name="P16">Crean y configuran los usuarios e instalan el software de base requerido en los equipos informáticos.</text:p>
          </table:table-cell>
          <table:table-cell table:style-name="Tabla1.A1" office:value-type="string">
            <text:p text:style-name="P13">SI</text:p>
          </table:table-cell>
        </table:table-row>
        <table:table-row>
          <table:table-cell table:style-name="Tabla1.A1" office:value-type="string">
            <text:p text:style-name="P16">Configuran las tareas programadas requeridas.</text:p>
          </table:table-cell>
          <table:table-cell table:style-name="Tabla1.A1" office:value-type="string">
            <text:p text:style-name="P13">Win<text:span text:style-name="T16">d</text:span>ows Si, Linux no</text:p>
          </table:table-cell>
        </table:table-row>
        <table:table-row>
          <table:table-cell table:style-name="Tabla1.A1" office:value-type="string">
            <text:p text:style-name="P16">Realizan los scripts solicitados y funcionan correctamente.</text:p>
          </table:table-cell>
          <table:table-cell table:style-name="Tabla1.A1" office:value-type="string">
            <text:p text:style-name="P13">Si</text:p>
          </table:table-cell>
        </table:table-row>
        <table:table-row>
          <table:table-cell table:style-name="Tabla1.A1" office:value-type="string">
            <text:p text:style-name="P16">Realizan la simulación de incidencias correctamente</text:p>
          </table:table-cell>
          <table:table-cell table:style-name="Tabla1.A1" office:value-type="string">
            <text:p text:style-name="P13">Sí</text:p>
          </table:table-cell>
        </table:table-row>
        <table:table-row>
          <table:table-cell table:style-name="Tabla1.A1" office:value-type="string">
            <text:p text:style-name="P16">Realizan correctamente los cables de red y los conectan al Switch</text:p>
          </table:table-cell>
          <table:table-cell table:style-name="Tabla1.A1" office:value-type="string">
            <text:p text:style-name="P13">Cable de red: Sí</text:p>
          </table:table-cell>
        </table:table-row>
        <table:table-row>
          <table:table-cell table:style-name="Tabla1.A1" office:value-type="string">
            <text:p text:style-name="P16">Configuran correctamente la red y comparten una carpeta en Windows <text:s/>y Linux.</text:p>
          </table:table-cell>
          <table:table-cell table:style-name="Tabla1.A1" office:value-type="string">
            <text:p text:style-name="P13"/>
          </table:table-cell>
        </table:table-row>
        <table:table-row>
          <table:table-cell table:style-name="Tabla1.A1" office:value-type="string">
            <text:p text:style-name="P16">Realiza correctamente la documentación informática exigida.</text:p>
          </table:table-cell>
          <table:table-cell table:style-name="Tabla1.A1" office:value-type="string">
            <text:p text:style-name="P13"/>
          </table:table-cell>
        </table:table-row>
        <table:table-row>
          <table:table-cell table:style-name="Tabla1.A1" office:value-type="string">
            <text:p text:style-name="P16">Realiza correctamente la documentación sobre prevención de riesgos laborales</text:p>
          </table:table-cell>
          <table:table-cell table:style-name="Tabla1.A1" office:value-type="string">
            <text:p text:style-name="P13"/>
          </table:table-cell>
        </table:table-row>
        <table:table-row>
          <table:table-cell table:style-name="Tabla1.A1" office:value-type="string">
            <text:p text:style-name="P16">Traduce al inglés correctamente la documentación sobre prevención de riesgos laborales.</text:p>
          </table:table-cell>
          <table:table-cell table:style-name="Tabla1.A1" office:value-type="string">
            <text:p text:style-name="P13"/>
          </table:table-cell>
        </table:table-row>
      </table:table>
      <text:h text:style-name="P35" text:outline-level="2"><text:bookmark-start text:name="__RefHeading___Toc378_3178690128"/><text:soft-page-break/><text:span text:style-name="T3">Aportaciones individuales del alumno al proyecto</text:span><text:bookmark-end text:name="__RefHeading___Toc378_3178690128"/></text:h>
      <text:p text:style-name="P61"><text:span text:style-name="T17">En esta rubrica intentaremos valorar el trabajo realizado </text:span><text:span text:style-name="T20">individualmente para la realización del proyecto</text:span><text:span text:style-name="T17">. Este se valorará indicando por cada apartado </text:span><text:span text:style-name="T15">con una puntuación del 1 al 4</text:span><text:span text:style-name="T17">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2">ACTIVIDAD</text:p>
          </table:table-cell>
          <table:table-cell table:style-name="Table3.A1" office:value-type="string">
            <text:p text:style-name="P42">PUNTUACIÓN</text:p>
            <text:p text:style-name="P49"/>
          </table:table-cell>
        </table:table-row>
        <table:table-row>
          <table:table-cell table:style-name="Table3.A1" office:value-type="string">
            <text:p text:style-name="P58">Realiza las tareas que se le encomienda.</text:p>
          </table:table-cell>
          <table:table-cell table:style-name="Table3.A1" office:value-type="string">
            <text:p text:style-name="P52"/>
          </table:table-cell>
        </table:table-row>
        <table:table-row>
          <table:table-cell table:style-name="Table3.A1" office:value-type="string">
            <text:p text:style-name="P60">Entrega las tareas en el plazo estipulado.</text:p>
          </table:table-cell>
          <table:table-cell table:style-name="Table3.A1" office:value-type="string">
            <text:p text:style-name="P45"/>
          </table:table-cell>
        </table:table-row>
        <table:table-row>
          <table:table-cell table:style-name="Table3.A4" office:value-type="string">
            <text:p text:style-name="P49"><text:span text:style-name="T20">Trabaja de forma responsable y constante</text:span>.</text:p>
          </table:table-cell>
          <table:table-cell table:style-name="Table3.A4" office:value-type="string">
            <text:p text:style-name="P45"/>
          </table:table-cell>
        </table:table-row>
        <table:table-row>
          <table:table-cell table:style-name="Table3.A1" office:value-type="string">
            <text:p text:style-name="P58">Trabaja de manera autónoma, solicitando únicamente ayuda en situaciones que lo requieran.</text:p>
          </table:table-cell>
          <table:table-cell table:style-name="Table3.A1" office:value-type="string">
            <text:p text:style-name="P45"/>
          </table:table-cell>
        </table:table-row>
        <table:table-row>
          <table:table-cell table:style-name="Table3.A4" office:value-type="string">
            <text:p text:style-name="P59">Utiliza la documentación disponible de forma adecuada para facilitar su trabajo y solucionar problemas.</text:p>
          </table:table-cell>
          <table:table-cell table:style-name="Table3.A4" office:value-type="string">
            <text:p text:style-name="P45"/>
          </table:table-cell>
        </table:table-row>
        <table:table-row>
          <table:table-cell table:style-name="Table3.A1" office:value-type="string">
            <text:p text:style-name="P58">Aprende de las tareas y dificultades del resto de compañeros.</text:p>
          </table:table-cell>
          <table:table-cell table:style-name="Table3.A1" office:value-type="string">
            <text:p text:style-name="P45"/>
          </table:table-cell>
        </table:table-row>
      </table:table>
      <text:h text:style-name="P34" text:outline-level="2"><text:bookmark-start text:name="__RefHeading___Toc380_3178690128"/>Valoración del funcionamiento del grupo<text:bookmark-end text:name="__RefHeading___Toc380_3178690128"/></text:h>
      <text:p text:style-name="P61"><text:span text:style-name="T17">En esta rubrica intentaremos valorar </text:span><text:span text:style-name="T20">el </text:span><text:span text:style-name="T15">funcionamiento</text:span><text:span text:style-name="T17"> </text:span><text:span text:style-name="T20">general </text:span><text:span text:style-name="T21">de</text:span><text:span text:style-name="T17">l grupo. Este se valorará indicando </text:span><text:span text:style-name="T14">en cada apartado una puntuación del 1 al 4</text:span><text:span text:style-name="T17">.</text:span></text:p>
      <text:p text:style-name="P6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2">ACTIVIDAD</text:p>
          </table:table-cell>
          <table:table-cell table:style-name="Table2.A1" office:value-type="string">
            <text:p text:style-name="P42">PUNTUACIÓN</text:p>
            <text:p text:style-name="P49"/>
          </table:table-cell>
        </table:table-row>
        <table:table-row>
          <table:table-cell table:style-name="Table2.A1" office:value-type="string">
            <text:p text:style-name="P58">El grupo se organiza correctamente en la distribución de tareas y roles.</text:p>
          </table:table-cell>
          <table:table-cell table:style-name="Table2.A1" office:value-type="string">
            <text:p text:style-name="P52"/>
          </table:table-cell>
        </table:table-row>
        <table:table-row>
          <table:table-cell table:style-name="Table2.A1" office:value-type="string">
            <text:p text:style-name="P58">La planificación temporal del grupo es adecuada.</text:p>
          </table:table-cell>
          <table:table-cell table:style-name="Table2.A1" office:value-type="string">
            <text:p text:style-name="P45"/>
          </table:table-cell>
        </table:table-row>
        <table:table-row>
          <table:table-cell table:style-name="Table2.A4" office:value-type="string">
            <text:p text:style-name="P58">Los integrantes del grupo son conscientes en cada momento de que tarea deben realizar.</text:p>
          </table:table-cell>
          <table:table-cell table:style-name="Table2.A4" office:value-type="string">
            <text:p text:style-name="P45"/>
          </table:table-cell>
        </table:table-row>
        <table:table-row>
          <table:table-cell table:style-name="Table2.A1" office:value-type="string">
            <text:p text:style-name="P60">Los miembros comparten la responsabilidad sobre la realización del proyecto.</text:p>
          </table:table-cell>
          <table:table-cell table:style-name="Table2.A1" office:value-type="string">
            <text:p text:style-name="P45"/>
          </table:table-cell>
        </table:table-row>
        <text:soft-page-break/>
        <table:table-row>
          <table:table-cell table:style-name="Table2.A1" office:value-type="string">
            <text:p text:style-name="P58">Todos los miembros son conscientes de quien hace que tarea, de lo aprendido en la tarea y de las dificultades que ha tenido cada miembro.</text:p>
          </table:table-cell>
          <table:table-cell table:style-name="Table2.A1" office:value-type="string">
            <text:p text:style-name="P45"/>
          </table:table-cell>
        </table:table-row>
        <table:table-row>
          <table:table-cell table:style-name="Table2.A4" office:value-type="string">
            <text:p text:style-name="P58">El grupo ha conseguido que sus miembros den lo mejor de si mismos dentro de sus posibilidades.</text:p>
          </table:table-cell>
          <table:table-cell table:style-name="Table2.A4" office:value-type="string">
            <text:p text:style-name="P45"/>
          </table:table-cell>
        </table:table-row>
      </table:table>
      <text:p text:style-name="P39"/>
      <text:h text:style-name="P33" text:outline-level="2"><text:bookmark-start text:name="__RefHeading___Toc382_3178690128"/>Participación del alumno <text:span text:style-name="T19">en el grupo</text:span><text:bookmark-end text:name="__RefHeading___Toc382_3178690128"/></text:h>
      <text:p text:style-name="P19"><text:span text:style-name="T17">En esta rubrica intentaremos valorar </text:span><text:span text:style-name="T18">la participación del alumno</text:span><text:span text:style-name="T17"> </text:span><text:span text:style-name="T18">en el </text:span><text:span text:style-name="T17">trabajo realizado por el grupo. Este se valorará indicando </text:span><text:span text:style-name="T14">en cada apartado una puntuación del 1 al 4</text:span><text:span text:style-name="T17">.</text:span></text:p>
      <text:p text:style-name="P5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ACTIVIDAD</text:p>
          </table:table-cell>
          <table:table-cell table:style-name="Table1.A1" office:value-type="string">
            <text:p text:style-name="P41">PUNTUACIÓN</text:p>
            <text:p text:style-name="P48"/>
          </table:table-cell>
        </table:table-row>
        <table:table-row>
          <table:table-cell table:style-name="Table1.A1" office:value-type="string">
            <text:p text:style-name="P57">Contribuye participando en las tareas del grupo de forma constructiva.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1" office:value-type="string">
            <text:p text:style-name="P57">Participa activamente aportando ideas y sugerencias.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1" office:value-type="string">
            <text:p text:style-name="P55">Mantiene una actitud positiva escuchando opiniones y sugerencias de los compañeros e intentado aplicarlas de forma constructiva.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1" office:value-type="string">
            <text:p text:style-name="P57">Explica lo aprendido en sus tareas al resto del grupo así como las dificultades encontradas y como se solucionaron.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6" office:value-type="string">
            <text:p text:style-name="P57">Colabora en mantener la unión del grupo.</text:p>
          </table:table-cell>
          <table:table-cell table:style-name="Table1.A6" office:value-type="string">
            <text:p text:style-name="P44"/>
          </table:table-cell>
        </table:table-row>
        <table:table-row>
          <table:table-cell table:style-name="Table1.A1" office:value-type="string">
            <text:p text:style-name="P57">Es responsable en la realización de sus tareas y las realiza puntualmente.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1" office:value-type="string">
            <text:p text:style-name="P55">Asiste y participa activamente a las sesiones de trabajo del proyecto, así como a reuniones organizativas.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1" office:value-type="string">
            <text:p text:style-name="P55">Colabora con sus compañeros cuando estos tienen dificultades en alguna tarea.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1" office:value-type="string">
            <text:p text:style-name="P55">Ayuda en la resolución de conflictos que surjan en el grupo.</text:p>
          </table:table-cell>
          <table:table-cell table:style-name="Table1.A1" office:value-type="string">
            <text:p text:style-name="P44"/>
          </table:table-cell>
        </table:table-row>
      </table:table>
      <text:p text:style-name="P38"/>
      <text:h text:style-name="P36" text:outline-level="2"><text:bookmark-start text:name="__RefHeading___Toc384_3178690128"/>Evaluación de la presentación oral<text:bookmark-end text:name="__RefHeading___Toc384_3178690128"/></text:h>
      <text:p text:style-name="P62"><text:span text:style-name="T17">En esta rubrica intentaremos valorar </text:span><text:span text:style-name="T21">la calidad de la presentación oral del resultado del proyecto. Cada uno de los aspectos se valorará del 1 al 4.</text:span></text:p>
      <text:p text:style-name="P6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3">ACTIVIDAD</text:p>
          </table:table-cell>
          <table:table-cell table:style-name="Table4.A1" office:value-type="string">
            <text:p text:style-name="P43">PUNTUACIÓN</text:p>
            <text:p text:style-name="P50"/>
          </table:table-cell>
        </table:table-row>
        <table:table-row>
          <table:table-cell table:style-name="Table4.A1" office:value-type="string">
            <text:p text:style-name="P59">La presentación es interesante.</text:p>
          </table:table-cell>
          <table:table-cell table:style-name="Table4.A1" office:value-type="string">
            <text:p text:style-name="P53"/>
          </table:table-cell>
        </table:table-row>
        <table:table-row>
          <table:table-cell table:style-name="Table4.A1" office:value-type="string">
            <text:p text:style-name="P59">La presentación sigue el formato Pechakucha propuesto (20 diapositivas por 20 segundos).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59">Todos los miembros participan de forma similar en la presentación.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59">La presentación es rigurosa y coherente con el trabajo realizado.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6" office:value-type="string">
            <text:p text:style-name="P59">Los alumnos saben de que hablan y lo transmiten con soltura, evitando situaciones como leer de la presentación.</text:p>
          </table:table-cell>
          <table:table-cell table:style-name="Table4.A6" office:value-type="string">
            <text:p text:style-name="P46"/>
          </table:table-cell>
        </table:table-row>
        <table:table-row>
          <table:table-cell table:style-name="Table4.A6" office:value-type="string">
            <text:p text:style-name="P59">Los alumnos se expresan con claridad y con un tono adecuado.</text:p>
          </table:table-cell>
          <table:table-cell table:style-name="Table4.A6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59">Se dirigen a toda la clase.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63">En el turno de preguntas, responden adecuadamente a las preguntas de profesores y compañeros.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6" office:value-type="string">
            <text:p text:style-name="P63">Los integrantes escuchan de forma activa las presentaciones del resto de compañeros.</text:p>
          </table:table-cell>
          <table:table-cell table:style-name="Table4.A6" office:value-type="string">
            <text:p text:style-name="P46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3">
      <text:list-level-style-bullet text:level="1" text:style-name="Character_5f_20_5f_style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Character_5f_20_5f_style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Character_5f_20_5f_style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Character_5f_20_5f_style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Character_5f_20_5f_style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Character_5f_20_5f_style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Character_5f_20_5f_style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Character_5f_20_5f_style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Character_5f_20_5f_style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text-transform="uppercase" fo:color="#999966" style:font-name="Tahoma" fo:font-size="9pt" fo:font-weight="normal" officeooo:rsid="004414df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1º Sistemas Microinformáticos y Redes" text:name="Modulo"/>
          <text:user-field-decl office:value-type="string" office:string-value="Proyecto Integrador - Ejemplos de rubricas" text:name="Tema"/>
        </text:user-field-decls>
        <text:p text:style-name="Header"><text:span text:style-name="MT1"><text:user-field-get text:name="Modulo">1º Sistemas Microinformáticos y Redes</text:user-field-get></text:span><text:span text:style-name="MT1"><text:s/><text:tab/><text:tab/> </text:span><text:span text:style-name="MT1"><text:user-field-get text:name="Tema">Proyecto Integrador - Ejemplos de rubricas</text:user-field-get></text:span></text:p>
      </style:header>
      <style:footer>
        <text:p text:style-name="Footer"><text:span text:style-name="MT2">PROYECTO INTEGRADOR – 1º SMR</text:span><text:span text:style-name="MT1"><text:tab/><text:tab/></text:span><text:span text:style-name="MT1"><text:page-number text:select-page="current">4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9T09:38:56.374203071</meta:creation-date>
    <meta:editing-duration>PT2H36M18S</meta:editing-duration>
    <meta:editing-cycles>48</meta:editing-cycles>
    <meta:generator>LibreOffice/6.4.3.2$Linux_X86_64 LibreOffice_project/40$Build-2</meta:generator>
    <dc:date>2020-05-11T10:23:38.925211258</dc:date>
    <meta:document-statistic meta:table-count="5" meta:image-count="1" meta:object-count="0" meta:page-count="6" meta:paragraph-count="94" meta:word-count="808" meta:character-count="5340" meta:non-whitespace-character-count="4588"/>
    <meta:template xlink:type="simple" xlink:actuate="onRequest" xlink:title="Plantilla CEED" xlink:href="../../../../.config/libreoffice/4/user/template/Plantilla%20CEED.ott" meta:date="2016-09-29T09:38:56.073759322"/>
  </office:meta>
</office:document-meta>
</file>